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Default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date" office:date-value="2013-03-23">
            <text:p>03/2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date" office:date-value="2013-03-30">
            <text:p>03/30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date" office:date-value="2013-03-30">
            <text:p>03/30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04-11">
            <text:p>04/11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date" office:date-value="2013-04-21">
            <text:p>04/21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date" office:date-value="2013-04-28">
            <text:p>04/28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date" office:date-value="2013-04-28">
            <text:p>04/28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Default" office:value-type="string">
            <text:p>13/05/20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13T15:17:36</dc:date>
    <dc:creator>facundo </dc:creator>
    <meta:editing-duration>PT7H27M58S</meta:editing-duration>
    <meta:editing-cycles>21</meta:editing-cycles>
    <meta:generator>LibreOffice/3.5$Linux_x86 LibreOffice_project/350m1$Build-2</meta:generator>
    <meta:document-statistic meta:table-count="1" meta:cell-count="54" meta:object-count="0"/>
  </office:meta>
</office:document-meta>
</file>